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officeooo:paragraph-rsid="00d726bd"/>
    </style:style>
    <style:style style:name="P17"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9"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1"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officeooo:rsid="0025b180" officeooo:paragraph-rsid="0025b180"/>
    </style:style>
    <style:style style:name="P25" style:family="paragraph" style:parent-style-name="Standard">
      <style:paragraph-properties fo:text-align="start" style:justify-single-word="false"/>
      <style:text-properties officeooo:rsid="008a3d39" officeooo:paragraph-rsid="00854271"/>
    </style:style>
    <style:style style:name="P26" style:family="paragraph" style:parent-style-name="Standard">
      <style:paragraph-properties fo:text-align="start" style:justify-single-word="false"/>
      <style:text-properties style:font-name="Liberation Serif" officeooo:paragraph-rsid="00b75eb5"/>
    </style:style>
    <style:style style:name="P27"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8"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29" style:family="paragraph" style:parent-style-name="Standard">
      <style:paragraph-properties fo:text-align="start" style:justify-single-word="false"/>
      <style:text-properties officeooo:paragraph-rsid="00d726bd"/>
    </style:style>
    <style:style style:name="P30" style:family="paragraph" style:parent-style-name="Standard">
      <style:paragraph-properties fo:text-align="start" style:justify-single-word="false"/>
      <style:text-properties officeooo:paragraph-rsid="00ddf11e"/>
    </style:style>
    <style:style style:name="P31" style:family="paragraph" style:parent-style-name="Standard">
      <style:paragraph-properties fo:text-align="start" style:justify-single-word="false"/>
      <style:text-properties officeooo:paragraph-rsid="00e3adba"/>
    </style:style>
    <style:style style:name="P32" style:family="paragraph" style:parent-style-name="Standard">
      <style:paragraph-properties fo:text-align="start" style:justify-single-word="false"/>
      <style:text-properties officeooo:rsid="00e3adba" officeooo:paragraph-rsid="00e3adba"/>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d6ab59"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d78d29"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da781d"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style:text-underline-style="none" fo:font-weight="normal" officeooo:rsid="00dc43c3"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style:text-underline-style="none" fo:font-weight="normal" officeooo:rsid="00ddf11e"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style:text-underline-style="none" fo:font-weight="normal" officeooo:rsid="00e3adba" style:font-size-asian="12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style:text-underline-style="none" fo:font-weight="normal" officeooo:rsid="00ddf11e"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style:text-underline-style="none" fo:font-weight="normal" officeooo:rsid="00dee604"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fo:color="#000000" style:font-name="Liberation Serif" fo:font-size="12pt" fo:font-style="normal" style:text-underline-style="none" fo:font-weight="normal" officeooo:rsid="00e04844"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style:text-underline-style="none" fo:font-weight="normal" officeooo:rsid="00e150ba"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style:text-underline-style="none" fo:font-weight="normal" officeooo:rsid="00e3adba"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69" style:family="text">
      <style:text-properties officeooo:rsid="001dc900"/>
    </style:style>
    <style:style style:name="T170" style:family="text">
      <style:text-properties fo:color="#cccccc" fo:font-style="normal" style:text-underline-style="none" officeooo:rsid="0025b180" fo:background-color="#1f1f1f" loext:char-shading-value="0" style:font-style-asian="normal" style:font-style-complex="normal"/>
    </style:style>
    <style:style style:name="T171"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72"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73"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74"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75" style:family="text">
      <style:text-properties fo:color="#cccccc"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76" style:family="text">
      <style:text-properties fo:color="#cccccc"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77"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78"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79"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80"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81"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82"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83" style:family="text">
      <style:text-properties fo:color="#9cdcfe" style:font-name="Liberation Serif" fo:font-size="12pt" fo:font-style="normal" style:text-underline-style="none" fo:font-weight="normal" officeooo:rsid="00ddf11e" fo:background-color="#1f1f1f" loext:char-shading-value="0" style:font-size-asian="12pt" style:font-style-asian="normal" style:font-weight-asian="normal" style:font-size-complex="12pt" style:font-style-complex="normal" style:font-weight-complex="normal"/>
    </style:style>
    <style:style style:name="T184" style:family="text">
      <style:text-properties fo:color="#9cdcfe"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185"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86" style:family="text">
      <style:text-properties fo:color="#9cdcfe"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87"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88" style:family="text">
      <style:text-properties fo:color="#ce9178" style:font-name="Liberation Serif" fo:font-size="12pt" fo:font-style="normal" style:text-underline-style="none" fo:font-weight="normal" officeooo:rsid="00e1bcb3" fo:background-color="transparent" loext:char-shading-value="0" style:font-size-asian="12pt" style:font-style-asian="normal" style:font-weight-asian="normal" style:font-size-complex="12pt" style:font-style-complex="normal" style:font-weight-complex="normal"/>
    </style:style>
    <style:style style:name="T189" style:family="text">
      <style:text-properties fo:color="#ce9178"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190" style:family="text">
      <style:text-properties officeooo:rsid="002a6d10"/>
    </style:style>
    <style:style style:name="T191" style:family="text">
      <style:text-properties officeooo:rsid="002b21f0"/>
    </style:style>
    <style:style style:name="T192" style:family="text">
      <style:text-properties fo:color="#c9211e" fo:font-style="normal" style:text-underline-style="solid" style:text-underline-width="auto" style:text-underline-color="font-color" officeooo:rsid="002c87a5" style:font-style-asian="normal" style:font-style-complex="normal"/>
    </style:style>
    <style:style style:name="T193" style:family="text">
      <style:text-properties fo:color="#c9211e" fo:font-style="normal" style:text-underline-style="solid" style:text-underline-width="auto" style:text-underline-color="font-color" officeooo:rsid="004b5d9c" style:font-style-asian="normal" style:font-style-complex="normal"/>
    </style:style>
    <style:style style:name="T194" style:family="text">
      <style:text-properties fo:color="#c9211e" fo:font-style="normal" style:text-underline-style="solid" style:text-underline-width="auto" style:text-underline-color="font-color" officeooo:rsid="0068e4d6" style:font-style-asian="normal" style:font-style-complex="normal"/>
    </style:style>
    <style:style style:name="T195" style:family="text">
      <style:text-properties fo:color="#c9211e" fo:font-style="normal" style:text-underline-style="solid" style:text-underline-width="auto" style:text-underline-color="font-color" officeooo:rsid="006ecff0" style:font-style-asian="normal" style:font-style-complex="normal"/>
    </style:style>
    <style:style style:name="T196" style:family="text">
      <style:text-properties fo:color="#c9211e" fo:font-style="normal" style:text-underline-style="solid" style:text-underline-width="auto" style:text-underline-color="font-color" officeooo:rsid="00846e46" style:font-style-asian="normal" style:font-style-complex="normal"/>
    </style:style>
    <style:style style:name="T197" style:family="text">
      <style:text-properties fo:color="#c9211e" fo:font-style="normal" style:text-underline-style="none" officeooo:rsid="002c87a5" style:font-style-asian="normal" style:font-style-complex="normal"/>
    </style:style>
    <style:style style:name="T198" style:family="text">
      <style:text-properties fo:color="#c9211e" style:text-underline-style="solid" style:text-underline-width="auto" style:text-underline-color="font-color" officeooo:rsid="0071ac60"/>
    </style:style>
    <style:style style:name="T199"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200"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201" style:family="text">
      <style:text-properties fo:color="#c9211e" style:text-line-through-style="none" style:text-line-through-type="none" style:font-name="Liberation Serif" fo:font-size="12pt" fo:font-style="normal" style:text-underline-style="solid" style:text-underline-width="auto" style:text-underline-color="font-color" fo:font-weight="bold" officeooo:rsid="00d8f7c2" style:font-size-asian="12pt" style:font-style-asian="normal" style:font-weight-asian="bold" style:font-size-complex="12pt" style:font-style-complex="normal" style:font-weight-complex="bold"/>
    </style:style>
    <style:style style:name="T202" style:family="text">
      <style:text-properties fo:color="#c9211e" style:font-name="Liberation Serif" fo:font-size="12pt" fo:font-style="normal" style:text-underline-style="none" fo:font-weight="normal" officeooo:rsid="00d8f7c2" style:font-size-asian="12pt" style:font-style-asian="normal" style:font-weight-asian="normal" style:font-size-complex="12pt" style:font-style-complex="normal" style:font-weight-complex="normal"/>
    </style:style>
    <style:style style:name="T203" style:family="text">
      <style:text-properties fo:color="#c9211e" style:font-name="Liberation Serif" fo:font-size="12pt" fo:font-style="normal" style:text-underline-style="solid" style:text-underline-width="auto" style:text-underline-color="font-color" fo:font-weight="bold" officeooo:rsid="00d726bd" style:font-size-asian="12pt" style:font-style-asian="normal" style:font-weight-asian="bold" style:font-size-complex="12pt" style:font-style-complex="normal" style:font-weight-complex="bold"/>
    </style:style>
    <style:style style:name="T204" style:family="text">
      <style:text-properties officeooo:rsid="004ea784"/>
    </style:style>
    <style:style style:name="T205" style:family="text">
      <style:text-properties officeooo:rsid="0071ac60"/>
    </style:style>
    <style:style style:name="T206" style:family="text">
      <style:text-properties officeooo:rsid="00a13b76"/>
    </style:style>
    <style:style style:name="T207" style:family="text">
      <style:text-properties officeooo:rsid="00bb6a4d"/>
    </style:style>
    <style:style style:name="T208"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209" style:family="text">
      <style:text-properties fo:color="#d4d4d4"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0" style:family="text">
      <style:text-properties fo:color="#d4d4d4"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11" style:family="text">
      <style:text-properties fo:color="#b5cea8"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2" style:family="text">
      <style:text-properties fo:color="#ea7500" style:font-name="Liberation Serif" fo:font-size="12pt" fo:font-style="normal" style:text-underline-style="none" fo:font-weight="normal" officeooo:rsid="00e1bcb3" fo:background-color="#000000" loext:char-shading-value="0" style:font-size-asian="12pt" style:font-style-asian="normal" style:font-weight-asian="normal" style:font-size-complex="12pt" style:font-style-complex="normal" style:font-weight-complex="normal"/>
    </style:style>
    <style:style style:name="T213" style:family="text">
      <style:text-properties fo:color="#ea7500" style:font-name="Liberation Serif" fo:font-size="12pt" fo:font-style="normal" style:text-underline-style="none" fo:font-weight="normal" officeooo:rsid="00e3adba" fo:background-color="#000000" loext:char-shading-value="0" style:font-size-asian="12pt" style:font-style-asian="normal" style:font-weight-asian="normal" style:font-size-complex="12pt" style:font-style-complex="normal" style:font-weight-complex="normal"/>
    </style:style>
    <style:style style:name="T214" style:family="text">
      <style:text-properties fo:color="#dcdcaa" style:font-name="Liberation Serif" fo:font-size="12pt" fo:font-style="normal" style:text-underline-style="none" fo:font-weight="normal" officeooo:rsid="00e3adba" fo:background-color="#1f1f1f" loext:char-shading-value="0" style:font-size-asian="12pt" style:font-style-asian="normal" style:font-weight-asian="normal" style:font-size-complex="12pt" style:font-style-complex="normal" style:font-weight-complex="normal"/>
    </style:style>
    <style:style style:name="T215" style:family="text">
      <style:text-properties fo:color="#dcdcaa" style:font-name="Liberation Serif" fo:font-size="12pt" fo:font-style="normal" style:text-underline-style="none" fo:font-weight="normal" officeooo:rsid="00e4f886" fo:background-color="#1f1f1f" loext:char-shading-value="0" style:font-size-asian="12pt" style:font-style-asian="normal" style:font-weight-asian="normal" style:font-size-complex="12pt" style:font-style-complex="normal" style:font-weight-complex="normal"/>
    </style:style>
    <style:style style:name="T216" style:family="text">
      <style:text-properties fo:color="#dcdcaa"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style:style style:name="T217" style:family="text">
      <style:text-properties fo:color="#dcdcaa" style:font-name="Liberation Serif" fo:font-size="12pt" fo:font-style="normal" style:text-underline-style="none" fo:font-weight="normal" officeooo:rsid="00e4f886" fo:background-color="transparent" loext:char-shading-value="0"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207">e-commerce</text:span></text:p>
      <text:p text:style-name="P1"/>
      <text:p text:style-name="P2">Projet <text:span text:style-name="T207">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8">- Migrations vers la base de données <text:span text:style-name="T204">avec </text:span><text:span text:style-name="T10">symfony console doctrine:migrations:migrate</text:span></text:p>
      <text:p text:style-name="P17">- <text:span text:style-name="T169">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70">        </text:span><text:span text:style-name="T177">&lt;</text:span><text:span text:style-name="T178">meta</text:span><text:span text:style-name="T174"> </text:span><text:span text:style-name="T179">name</text:span><text:span text:style-name="T174">=</text:span><text:span text:style-name="T187">"viewport"</text:span><text:span text:style-name="T174"> </text:span><text:span text:style-name="T179">content</text:span><text:span text:style-name="T174">=</text:span><text:span text:style-name="T187">"width=device-width, initial-scale=1.0"</text:span><text:span text:style-name="T177">&gt;</text:span></text:p>
      <text:p text:style-name="P19">pour le responsive dans le base.html.twig</text:p>
      <text:p text:style-name="P24"><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7">- <text:span text:style-name="T190">Ajout d’une navbar et d’un footer de test, depuis la doc bootstrap ( docs/components/navbar et copie du code, puis insertion dans le bloc body )</text:span></text:p>
      <text:p text:style-name="P17">- <text:span text:style-name="T191">Création d’un dossier partials pour éviter de saturer le base.html, et les appeler avec un include</text:span></text:p>
      <text:p text:style-name="P3"><text:span text:style-name="T14">- </text:span><text:span text:style-name="T22">Authentification avec la commande </text:span><text:span text:style-name="T192">symfony console make:auth </text:span><text:span text:style-name="T197">: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20">-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93">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94">addReference()</text:span><text:span text:style-name="T65">, puis la référence est récupérée grâce à un </text:span><text:span text:style-name="T194">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95">DependentFixtureInterface</text:span><text:span text:style-name="T69"> sur ImagesFixtures, et on instancie </text:span><text:span text:style-name="T195">getDependencies</text:span><text:span text:style-name="T69"> <text:s/></text:span></text:p>
      <text:p text:style-name="P21">pour définir les fixtures devant s’exécuter avant notre ImagesFixtures</text:p>
      <text:p text:style-name="P21">- <text:span text:style-name="T205">Création d’un contrôleur pour afficher le profile d’un utilisateur. On utilise la commande </text:span><text:span text:style-name="T198">symfony console make:controlleur ProfileControlleur</text:span><text:span text:style-name="T205">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96">symfony console make:migration</text:span><text:span text:style-name="T75"> puis </text:span><text:span text:style-name="T196">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5"><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2">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3">- Pour vérifier le mail, on utilise un JsonWebToken, qui permet de savoir si l’utilisateur est valide et si le mail de vérification est toujours valide, sans avoir à la stocker. <text:span text:style-name="T206">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6"><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6"><text:span text:style-name="T132">- </text:span><text:span text:style-name="T133">On met maintenant en place la fonctionnalité de mot de passe oublié, en commençant par modifier notre entité user et en le ajoutant un champ resetToken.</text:span></text:p>
      <text:p text:style-name="P26"><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7"><text:span text:style-name="T85">- </text:span><text:span text:style-name="T86">On continue la page de demande de changement de mot de passe en créant un formulaire ResetPasswordRequestFormType avec la commande </text:span><text:span text:style-name="T199">sy</text:span><text:span text:style-name="T200">m</text:span><text:span text:style-name="T199">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71">     {{ form(</text:span><text:span text:style-name="T180">requestPassForm</text:span><text:span text:style-name="T171">)}}.</text:span></text:p>
      <text:p text:style-name="P27"><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8"><text:span text:style-name="T88">- </text:span><text:span text:style-name="T89">En utilisant la synthaxe </text:span><text:span text:style-name="T171">{{ form(</text:span><text:span text:style-name="T180">requestPassForm</text:span><text:span text:style-name="T171">)}},</text:span><text:span text:style-name="T173"> </text:span><text:span text:style-name="T89">le bouton ne marche pas et se place avant notre champ email, il faut donc le modifier en le décomposant en </text:span><text:span text:style-name="T172">{{ form_start(</text:span><text:span text:style-name="T181">requestPassForm</text:span><text:span text:style-name="T172">)}}</text:span><text:span text:style-name="T89"> et </text:span><text:span text:style-name="T172">{{ form_end(</text:span><text:span text:style-name="T181">requestPassForm</text:span><text:span text:style-name="T172">)}}</text:span><text:span text:style-name="T89">, et en ajouter un </text:span><text:span text:style-name="T172">{{form_row(</text:span><text:span text:style-name="T181">requestPassForm</text:span><text:span text:style-name="T172">.</text:span><text:span text:style-name="T181">email</text:span><text:span text:style-name="T172">)}}</text:span><text:span text:style-name="T92"> pour renseigner que le champ email arrive avant le boutton.</text:span></text:p>
      <text:p text:style-name="P15"><text:span text:style-name="T137">- </text:span><text:span text:style-name="T138">Pour traiter l</text:span><text:span text:style-name="T139">e formulaire de demande de changement de mot de passe, </text:span><text:span text:style-name="T140">on ajoute </text:span><text:span text:style-name="T208"> </text:span><text:span text:style-name="T182">$form→handleRequest($request);</text:span><text:span text:style-name="T185"> </text:span><text:span text:style-name="T155">e</text:span><text:span text:style-name="T156">t</text:span><text:span text:style-name="T155"> on vérifie si le formulaire a été e</text:span><text:span text:style-name="T156">nvoyé et valide, puis on va chercher si l’utilisateur ex</text:span><text:span text:style-name="T157">iste</text:span><text:span text:style-name="T156">, avec le UsersRepository. </text:span><text:span text:style-name="T157">On ne précise à l’utilisateur si le compte existe ou non, pour éviter les piratages.</text:span></text:p>
      <text:p text:style-name="P15"><text:soft-page-break/><text:span text:style-name="T157">- </text:span><text:span text:style-name="T158">Si l’utilisateur est correcte, on génère un token de réinitialisation avec le service Symfony </text:span><text:span text:style-name="T159">TokenGeneratorInterface et on l’attribue à l’utilisateur avec la fonction setResetToken de notre entity Users, </text:span><text:span text:style-name="T160">puis on flush l’utilisateur.</text:span></text:p>
      <text:p text:style-name="P14"><text:span text:style-name="T139">- </text:span><text:span text:style-name="T141">Une fois le token créée, on génère un lien v</text:span><text:span text:style-name="T142">ers une nouvelle page de réinitialisation cette fois, avec le token en URL. Cette url est créée avec la méthode generateUrl qui prend en paramètres le nom de notre route de réinitialisation, le token et A</text:span><text:span text:style-name="T143">bsolute_Url, comme pour le lien de validation de compte, pour avoir le bon chemin vers le site</text:span><text:span text:style-name="T142">. </text:span><text:span text:style-name="T145">P</text:span><text:span text:style-name="T144">uis on créée le mail à envoyer en renseignant les différentes informations nécessaires, et le template de réinitialisation de mail.</text:span></text:p>
      <text:p text:style-name="P16"><text:span text:style-name="T144">- </text:span><text:span text:style-name="T145">Une fois le mail envoyé, on passe à la gestion de la réinitialisation elle même : </text:span><text:span text:style-name="T146">on vérifie tout d’abord si le token est valide, auquel cas on affiche un flash d’erreur, et on crée un nouveau formulaire de changement de mot de passe en se basant sur celui de la requête de changement de mot de passe. </text:span><text:span text:style-name="T147">On reprend le même procédé que pour la demande de changement, c’est à dire la création du template de changement de mot de passe, et le traitement avec conditions du changement de mot de passe dans le contrôleur.</text:span></text:p>
      <text:p text:style-name="P16"><text:span text:style-name="T147">- </text:span><text:span text:style-name="T148">Pour la gestion des pages d’erreurs, on installe twig pack à l’aide de la commande suivante : </text:span><text:span text:style-name="T203">composer requrie symfony/twig-pack</text:span><text:span text:style-name="T148">. </text:span><text:span text:style-name="T149">Les différents fichiers d’erreur vont être mis dans un dossier Exception, lui-même dans un dossier TwigBundle et Bundles, pour plus d’organisation. </text:span><text:span text:style-name="T150">Pour pouvoir tester nos différentes pages d’erreur sans avoir à passer en prod, on ajoute dans l’url de notre site un</text:span><text:span text:style-name="T202"> </text:span><text:span text:style-name="T201">/_error/</text:span><text:span text:style-name="T150"> suivie du numéro d’erreur à tester.</text:span></text:p>
      <text:p text:style-name="P30"><text:span text:style-name="T150">- </text:span><text:span text:style-name="T151">Maintenant, on s’attaque à la page détails des produits. Pour cela, on va r</text:span><text:span text:style-name="T152">eprendre</text:span><text:span text:style-name="T151"> d</text:span><text:span text:style-name="T152">ans le template de la liste des produits de catégories ( categories/list ) et initialiser le chemin du bouton « Voir les détails » : on renseigne la route details du ProductsController dans un path, ainsi que la valeur slug qui est nécessaire à cette route.</text:span></text:p>
      <text:p text:style-name="P31"><text:span text:style-name="T152">- </text:span><text:span text:style-name="T153">Pour la page détail en elle-même, on va simplement afficher les données du produit. La catégorie étant une clé étrangère, on utilise la méthode suivante </text:span><text:span text:style-name="T175">{{</text:span><text:span text:style-name="T183">product</text:span><text:span text:style-name="T175">.</text:span><text:span text:style-name="T183">categories</text:span><text:span text:style-name="T175">.</text:span><text:span text:style-name="T183">name</text:span><text:span text:style-name="T175">}} </text:span><text:span text:style-name="T161">en reprenant la notation utilisée dans l’entity. </text:span><text:span text:style-name="T162">Le prix a été pensé en centimes, pour é</text:span><text:span text:style-name="T163">viter de stocker des décimales</text:span><text:span text:style-name="T162">, on divise par 100 la valeur de price.</text:span><text:span text:style-name="T161"> </text:span><text:span text:style-name="T163">Pour les images, </text:span><text:span text:style-name="T164">on va utiliser le carousel de Bootstrap : </text:span><text:span text:style-name="T165">on utilise le modèle de la doc Bootstrap, et pour avoir un affichage adaptative, on va modifier la partie carousel-inner.</text:span></text:p>
      <text:p text:style-name="P31"><text:span text:style-name="T165">- On va donc boucler sur le</text:span><text:span text:style-name="T166">s </text:span><text:span text:style-name="T165">images avec, comme pour product.categories, product.images pour récupérer toutes images d’un produit et particularité, le carousel à besoin d’une image dite active. On va donc donner au premier élément de notre boucle le statut d’active et les suivants un statut classique, avec un opérateur ternaire :</text:span><text:span text:style-name="T168"> </text:span><text:span text:style-name="T189">{{ ( </text:span><text:span text:style-name="T186">loop</text:span><text:span text:style-name="T189">.</text:span><text:span text:style-name="T186">first</text:span><text:span text:style-name="T189"> ) </text:span><text:span text:style-name="T210">?</text:span><text:span text:style-name="T189"> 'active' </text:span><text:span text:style-name="T210">:</text:span><text:span text:style-name="T189"> ' ' }}.</text:span><text:span text:style-name="T188"> </text:span><text:span text:style-name="T165">Pour expliquer, loop.first correspond au premier élément de notre boucle for</text:span><text:span text:style-name="T166"> puis </text:span><text:span text:style-name="T212">? ‘</text:span><text:span text:style-name="T213">active’ : ‘ ‘</text:span><text:span text:style-name="T166"> veut dire que si la condition loop.first est vraie alors on renvoie ‘active’, sinon on renvoie une chaîne vide. </text:span></text:p>
      <text:p text:style-name="P31"><text:span text:style-name="T153">- </text:span><text:span text:style-name="T154">De même que pour la partie précédente, on veut un affichage dynamique pour la partie carousel-indicators. On va boucler une nouvelle fois mais cette fois ci sur le nombre totale d’images avec la notation suivante : </text:span><text:span text:style-name="T209">in</text:span><text:span text:style-name="T176"> </text:span><text:span text:style-name="T211">1</text:span><text:span text:style-name="T176">.. </text:span><text:span text:style-name="T184">product</text:span><text:span text:style-name="T176">.</text:span><text:span text:style-name="T184">images</text:span><text:span text:style-name="T209">|</text:span><text:span text:style-name="T214">length.</text:span><text:span text:style-name="T217"> </text:span><text:span text:style-name="T167">Et on réutilise l’opérateur ternaire pour la valeur de la class et de aria-current.</text:span></text:p>
      <text:p text:style-name="P31"><text:span text:style-name="T154"><text:s/></text:span></text:p>
      <text:p text:style-name="P30"><text:span text:style-name="T153"/></text:p>
      <text:p text:style-name="P30"><text:span text:style-name="T153"/></text:p>
      <text:p text:style-name="P32"><text:span text:style-name="T136"/></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oft-page-break/><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text:span text:style-name="T153"/></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8T20:19:31.515000000</dc:date>
    <meta:editing-duration>P1DT2H24M47S</meta:editing-duration>
    <meta:editing-cycles>142</meta:editing-cycles>
    <meta:generator>LibreOffice/6.3.4.2$Windows_X86_64 LibreOffice_project/60da17e045e08f1793c57c00ba83cdfce946d0aa</meta:generator>
    <meta:document-statistic meta:table-count="0" meta:image-count="0" meta:object-count="0" meta:page-count="6" meta:paragraph-count="85" meta:word-count="3177" meta:character-count="19858" meta:non-whitespace-character-count="16743"/>
  </office:meta>
</office:document-meta>
</file>